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0"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1"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2" style:family="paragraph" style:parent-style-name="Text_20_body">
      <style:paragraph-properties fo:margin-left="0cm" fo:margin-right="0cm" fo:margin-top="0cm" fo:margin-bottom="0.212cm" fo:text-indent="0cm" style:auto-text-indent="false"/>
    </style:style>
    <style:style style:name="P43" style:family="paragraph" style:parent-style-name="Text_20_body" style:master-page-name="">
      <style:paragraph-properties fo:margin-left="0cm" fo:margin-right="0cm" fo:margin-top="0cm" fo:margin-bottom="0.212cm" fo:text-indent="0cm" style:auto-text-indent="false" style:page-number="auto"/>
    </style:style>
    <style:style style:name="P44"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5"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46" style:family="paragraph" style:parent-style-name="Text_20_body">
      <style:paragraph-properties fo:margin-left="0cm" fo:margin-right="0cm" fo:text-align="start" style:justify-single-word="false" fo:text-indent="0cm" style:auto-text-indent="false" style:text-autospace="none"/>
    </style:style>
    <style:style style:name="P47" style:family="paragraph" style:parent-style-name="Table_20_Contents">
      <style:paragraph-properties fo:text-align="start" style:justify-single-word="false"/>
      <style:text-properties fo:font-size="12pt" style:font-size-asian="12pt" style:font-size-complex="1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color="#6666ff" style:font-name="Cascadia Code" fo:font-size="10pt" style:font-size-asian="10pt" style:font-size-complex="10pt"/>
    </style:style>
    <style:style style:name="P50" style:family="paragraph" style:parent-style-name="Text_20_body">
      <style:paragraph-properties fo:break-before="page"/>
      <style:text-properties fo:color="#6666ff" style:font-name="Cascadia Code" fo:font-size="8pt" style:font-size-asian="8pt" style:font-size-complex="8pt"/>
    </style:style>
    <style:style style:name="P51" style:family="paragraph" style:parent-style-name="Standard">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54"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55" style:family="paragraph" style:parent-style-name="Text_20_body">
      <style:text-properties fo:font-size="12pt" style:font-size-asian="12pt" style:font-size-complex="12pt"/>
    </style:style>
    <style:style style:name="P56"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57" style:family="paragraph" style:parent-style-name="Text_20_body">
      <style:text-properties fo:color="#6666ff" style:font-name="Cascadia Code" fo:font-size="10pt" style:font-size-asian="10pt" style:font-size-complex="10pt"/>
    </style:style>
    <style:style style:name="P58"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59" style:family="paragraph" style:parent-style-name="Text_20_body">
      <style:text-properties fo:color="#6666ff" style:font-name="Cascadia Code" fo:font-size="9pt" style:font-size-asian="9pt" style:font-size-complex="9pt"/>
    </style:style>
    <style:style style:name="P60" style:family="paragraph" style:parent-style-name="Text_20_body">
      <style:text-properties fo:color="#6666ff" style:font-name="Cascadia Code" fo:font-size="8pt" style:font-size-asian="8pt" style:font-size-complex="8pt"/>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 New Roman" fo:font-size="12pt" fo:font-weight="normal" style:font-size-asian="12pt" style:font-weight-asian="normal" style:font-size-complex="12pt" style:font-weight-complex="normal"/>
    </style:style>
    <style:style style:name="P63" style:family="paragraph" style:parent-style-name="Text_20_body">
      <style:text-properties style:font-name="Times New Roman" fo:font-size="12pt" style:font-size-asian="12pt" style:font-size-complex="12pt"/>
    </style:style>
    <style:style style:name="P64"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text-properties fo:font-size="11pt" style:font-size-asian="11pt" style:font-size-complex="11pt"/>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fo:font-style="italic" style:text-underline-style="solid" style:text-underline-width="auto" style:text-underline-color="font-color" style:font-style-asian="italic" style:font-style-complex="italic"/>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4pt" style:font-size-asian="14pt" style:font-size-complex="14pt"/>
    </style:style>
    <style:style style:name="P70" style:family="paragraph" style:parent-style-name="Text_20_body">
      <style:text-properties style:font-name="Cascadia Code" fo:font-size="8pt" style:font-size-asian="8pt" style:font-size-complex="8pt"/>
    </style:style>
    <style:style style:name="P71"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7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73"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7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75" style:family="paragraph" style:parent-style-name="Standard">
      <style:text-properties fo:color="#6666ff" style:font-name="Cascadia Code" fo:font-size="9pt" style:font-size-asian="9pt" style:font-size-complex="9pt"/>
    </style:style>
    <style:style style:name="P76" style:family="paragraph" style:parent-style-name="Standard">
      <style:text-properties fo:color="#6666ff" style:font-name="Cascadia Code" fo:font-size="10pt" style:font-size-asian="10pt" style:font-size-complex="10pt"/>
    </style:style>
    <style:style style:name="P77" style:family="paragraph" style:parent-style-name="Standard">
      <style:text-properties fo:color="#6666ff" style:font-name="Cascadia Code" fo:font-size="8pt" style:font-size-asian="8pt" style:font-size-complex="8pt"/>
    </style:style>
    <style:style style:name="P78" style:family="paragraph" style:parent-style-name="Standard">
      <style:text-properties fo:font-style="italic" style:text-underline-style="solid" style:text-underline-width="auto" style:text-underline-color="font-color" style:font-style-asian="italic" style:font-style-complex="italic"/>
    </style:style>
    <style:style style:name="P79" style:family="paragraph" style:parent-style-name="Text_20_body">
      <style:paragraph-properties fo:padding="0.074cm" fo:border-left="none" fo:border-right="none" fo:border-top="none" fo:border-bottom="0.035cm solid #000000" style:join-border="false"/>
    </style:style>
    <style:style style:name="P80" style:family="paragraph" style:parent-style-name="Contents_20_4">
      <style:paragraph-properties>
        <style:tab-stops>
          <style:tab-stop style:position="16.092cm" style:type="right" style:leader-style="dotted" style:leader-text="."/>
        </style:tab-stops>
      </style:paragraph-properties>
    </style:style>
    <style:style style:name="P81" style:family="paragraph" style:parent-style-name="Contents_20_1">
      <style:paragraph-properties>
        <style:tab-stops>
          <style:tab-stop style:position="17.59cm" style:type="right" style:leader-style="dotted" style:leader-text="."/>
        </style:tab-stops>
      </style:paragraph-properties>
    </style:style>
    <style:style style:name="P82" style:family="paragraph" style:parent-style-name="Contents_20_2">
      <style:paragraph-properties>
        <style:tab-stops>
          <style:tab-stop style:position="17.09cm" style:type="right" style:leader-style="dotted" style:leader-text="."/>
        </style:tab-stops>
      </style:paragraph-properties>
    </style:style>
    <style:style style:name="P83" style:family="paragraph" style:parent-style-name="Contents_20_3">
      <style:paragraph-properties>
        <style:tab-stops>
          <style:tab-stop style:position="16.591cm" style:type="right" style:leader-style="dotted" style:leader-text="."/>
        </style:tab-stops>
      </style:paragraph-properties>
    </style:style>
    <style:style style:name="P84" style:family="paragraph" style:parent-style-name="Heading_20_3">
      <style:text-properties fo:font-weight="normal" style:font-weight-asian="normal" style:font-weight-complex="normal"/>
    </style:style>
    <style:style style:name="P85" style:family="paragraph" style:parent-style-name="Heading_20_3">
      <style:text-properties style:text-underline-style="none" fo:font-weight="normal" style:font-weight-asian="normal" style:font-weight-complex="normal"/>
    </style:style>
    <style:style style:name="P86" style:family="paragraph" style:parent-style-name="Heading_20_3">
      <style:paragraph-properties fo:text-align="start" style:justify-single-word="false"/>
    </style:style>
    <style:style style:name="P87" style:family="paragraph" style:parent-style-name="Heading_20_3">
      <style:text-properties style:font-name="Cascadia Code" fo:font-size="11pt" fo:font-weight="bold" style:font-size-asian="11pt" style:font-weight-asian="bold" style:font-size-complex="11pt" style:font-weight-complex="bold"/>
    </style:style>
    <style:style style:name="P88"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89" style:family="paragraph" style:parent-style-name="Heading_20_3">
      <style:text-properties style:font-name="Cascadia Code" fo:font-size="11pt" style:font-size-asian="11pt" style:font-size-complex="11pt"/>
    </style:style>
    <style:style style:name="P90" style:family="paragraph" style:parent-style-name="Heading_20_3">
      <style:paragraph-properties fo:break-before="page"/>
    </style:style>
    <style:style style:name="P91"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92"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93"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94"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95"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96" style:family="paragraph" style:parent-style-name="Heading_20_1">
      <style:text-properties fo:font-size="36pt" style:font-size-asian="36pt" style:font-size-complex="36pt"/>
    </style:style>
    <style:style style:name="P97" style:family="paragraph" style:parent-style-name="Heading_20_1">
      <style:text-properties fo:font-size="36pt" style:text-underline-style="none" style:font-size-asian="36pt" style:font-size-complex="36pt"/>
    </style:style>
    <style:style style:name="P98" style:family="paragraph" style:parent-style-name="Heading_20_1">
      <style:text-properties fo:font-size="32pt" style:font-size-asian="32pt" style:font-size-complex="32pt"/>
    </style:style>
    <style:style style:name="P99" style:family="paragraph" style:parent-style-name="Heading_20_1">
      <style:paragraph-properties fo:break-before="page"/>
      <style:text-properties fo:font-size="36pt" style:text-underline-style="none" style:font-size-asian="36pt" style:font-size-complex="36pt"/>
    </style:style>
    <style:style style:name="P100" style:family="paragraph" style:parent-style-name="Heading_20_1">
      <style:paragraph-properties fo:break-before="page"/>
      <style:text-properties fo:font-size="32pt" style:font-size-asian="32pt" style:font-size-complex="32pt"/>
    </style:style>
    <style:style style:name="P101" style:family="paragraph" style:parent-style-name="Heading_20_2">
      <style:text-properties fo:font-size="24pt" style:font-size-asian="24pt" style:font-size-complex="24pt"/>
    </style:style>
    <style:style style:name="P102" style:family="paragraph" style:parent-style-name="Heading_20_2">
      <style:text-properties fo:color="#172f47" fo:font-weight="bold" style:font-weight-asian="bold" style:font-weight-complex="bold"/>
    </style:style>
    <style:style style:name="P103" style:family="paragraph" style:parent-style-name="Heading_20_2">
      <style:text-properties fo:font-style="normal" fo:font-weight="normal" style:font-style-asian="normal" style:font-weight-asian="normal" style:font-style-complex="normal" style:font-weight-complex="normal"/>
    </style:style>
    <style:style style:name="P104" style:family="paragraph" style:parent-style-name="Heading_20_2">
      <style:paragraph-properties fo:break-before="page"/>
    </style:style>
    <style:style style:name="P105" style:family="paragraph" style:parent-style-name="Heading_20_4">
      <style:text-properties fo:font-style="normal" fo:font-weight="normal" style:font-style-asian="normal" style:font-weight-asian="normal" style:font-style-complex="normal" style:font-weight-complex="normal"/>
    </style:style>
    <style:style style:name="P106"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07"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text-properties style:font-name="Times New Roman" fo:font-size="12pt" style:font-size-asian="12pt" style:font-size-complex="12pt"/>
    </style:style>
    <style:style style:name="P113" style:family="paragraph" style:parent-style-name="Text_20_body" style:list-style-name="L11">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6" style:family="text">
      <style:text-properties fo:color="#ff3333"/>
    </style:style>
    <style:style style:name="T17" style:family="text">
      <style:text-properties fo:color="#ff3333" fo:font-weight="bold" style:font-weight-asian="bold" style:font-weight-complex="bold"/>
    </style:style>
    <style:style style:name="T18"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19" style:family="text">
      <style:text-properties fo:color="#7f0055" style:font-name="Cascadia Code" fo:font-size="11pt" fo:font-weight="bold" style:font-size-asian="11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53"/>
      <text:p text:style-name="P72">ztachip </text:p>
      <text:p text:style-name="P72">Programmer's Guide</text:p>
      <text:p text:style-name="P53">v1.0</text:p>
      <text:p text:style-name="P54"/>
      <text:p text:style-name="P71">Author: Vuong Nguyen</text:p>
      <text:p text:style-name="P71">https://github.com/ztachip/ztachip</text:p>
      <text:p text:style-name="P71">vuongdnguyen@hotmail.com</text:p>
      <text:p text:style-name="P54"/>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81">1-Introduction<text:tab/>5</text:p>
          <text:p text:style-name="P82">1.1tensor programs<text:tab/>5</text:p>
          <text:p text:style-name="P82">1.2pcore programs<text:tab/>6</text:p>
          <text:p text:style-name="P82">1.3Compare ztachip DSL with traditional programming<text:tab/>6</text:p>
          <text:p text:style-name="P81">2-TENSOR PROGRAMS<text:tab/>8</text:p>
          <text:p text:style-name="P82">2.1Tensor data object definition<text:tab/>9</text:p>
          <text:p text:style-name="P83">2.1.1Tensor data objects in DDR memory space<text:tab/>10</text:p>
          <text:p text:style-name="P80">2.1.1.1Example 1<text:tab/>10</text:p>
          <text:p text:style-name="P80">2.1.1.2Example 2<text:tab/>10</text:p>
          <text:p text:style-name="P80">2.1.1.3Example 3<text:tab/>10</text:p>
          <text:p text:style-name="P80">2.1.1.4Example 4<text:tab/>10</text:p>
          <text:p text:style-name="P83">2.1.2Tensor data objects in PCORE private memory space<text:tab/>11</text:p>
          <text:p text:style-name="P80">2.1.2.1Example 1<text:tab/>11</text:p>
          <text:p text:style-name="P80">2.1.2.2Example 2<text:tab/>11</text:p>
          <text:p text:style-name="P83">2.1.3Tensor data objects in p-core shared memory space<text:tab/>12</text:p>
          <text:p text:style-name="P80">2.1.3.1Example 1<text:tab/>12</text:p>
          <text:p text:style-name="P82">2.2Tensor variables.<text:tab/>13</text:p>
          <text:p text:style-name="P83">2.2.1Tensor variables - example 1<text:tab/>13</text:p>
          <text:p text:style-name="P83">2.2.2Tensor variables – example 2<text:tab/>13</text:p>
          <text:p text:style-name="P82">2.3Tensor data transfer instructions<text:tab/>14</text:p>
          <text:p text:style-name="P83">2.3.1Tensor data transfer from DDR to PCORE private memory space<text:tab/>14</text:p>
          <text:p text:style-name="P83">2.3.2Tensor data transfer from DDR to PCORE shared memory space.<text:tab/>14</text:p>
          <text:p text:style-name="P83">2.3.3Tensor data transfer from DDR to tensor operator's parameters<text:tab/>15</text:p>
          <text:p text:style-name="P83">2.3.4Tensor data transfer from tensor operator's parameters to DDR<text:tab/>15</text:p>
          <text:p text:style-name="P83">2.3.5Setting tensor operator's global parameters<text:tab/>16</text:p>
          <text:p text:style-name="P83">2.3.6Broadcast transfer to PCORE memory space.<text:tab/>16</text:p>
          <text:p text:style-name="P80">2.3.6.1Example<text:tab/>16</text:p>
          <text:p text:style-name="P83">2.3.7Multi-cast transfer to PCORE memory space.<text:tab/>16</text:p>
          <text:p text:style-name="P80">2.3.7.1Example 1<text:tab/>16</text:p>
          <text:p text:style-name="P80">2.3.7.2Example 2<text:tab/>16</text:p>
          <text:p text:style-name="P83">2.3.8Tensor reshaping<text:tab/>17</text:p>
          <text:p text:style-name="P83">2.3.9Setting Out-of-bound access values<text:tab/>17</text:p>
          <text:p text:style-name="P83">2.3.10Dimension casting<text:tab/>17</text:p>
          <text:p text:style-name="P83">2.3.11Data reordering<text:tab/>17</text:p>
          <text:p text:style-name="P83">2.3.12Concurrent transfer<text:tab/>18</text:p>
          <text:p text:style-name="P80">2.3.12.1 Tensor concurrent transfer – scenario 1.<text:tab/>19</text:p>
          <text:p text:style-name="P80">2.3.12.2 Tensor concurrent transfer – scenario 2<text:tab/>20</text:p>
          <text:p text:style-name="P83">2.3.13Tensor transfer with boundary check disabled.<text:tab/>20</text:p>
          <text:p text:style-name="P83">2.3.14Tensor transfer with overlay dimension<text:tab/>21</text:p>
          <text:p text:style-name="P80">2.3.14.1 Tensor transfer with overlapped dimension - Example 1<text:tab/>21</text:p>
          <text:p text:style-name="P80">2.3.14.2 Tensor transfer with overlapped dimension - Example 2<text:tab/>21</text:p>
          <text:p text:style-name="P83">2.3.15Tensor padding values<text:tab/>21</text:p>
          <text:p text:style-name="P83">2.3.16Tensor transfer data types<text:tab/>22</text:p>
          <text:p text:style-name="P83">2.3.17 Tensor data transfer in REPEAT mode<text:tab/>22</text:p>
          <text:p text:style-name="P83">2.3.18 Tensor data remap<text:tab/>22</text:p>
          <text:p text:style-name="P80">2.3.18.1 Tensor data remap – Example 1<text:tab/>23</text:p>
          <text:p text:style-name="P80"><text:soft-page-break/>2.3.18.2 Tensor data remap – Example 2<text:tab/>23</text:p>
          <text:p text:style-name="P83">2.3.19 BARRIER<text:tab/>24</text:p>
          <text:p text:style-name="P83">2.3.20 LATEST<text:tab/>24</text:p>
          <text:p text:style-name="P83">2.3.21 CONSTANT FILLER<text:tab/>24</text:p>
          <text:p text:style-name="P82">2.4Tensor operator execution<text:tab/>25</text:p>
          <text:p text:style-name="P83">2.4.1Tensor operator syntax<text:tab/>25</text:p>
          <text:p text:style-name="P82">2.5 HOST <text:s/>SUPPORTING FUNCTIONS<text:tab/>26</text:p>
          <text:p text:style-name="P83">2.5.1void ztaInit()<text:tab/>26</text:p>
          <text:p text:style-name="P83">2.5.2void ztaDualHartExecute(void(*func)(void *,int),void *pparm)<text:tab/>26</text:p>
          <text:p text:style-name="P83">2.5.3 void ztaTaskYield()<text:tab/>26</text:p>
          <text:p text:style-name="P83">2.5.4uint32_t ztaBuildKernelFunc(uint32_t _func,int num_pcore,int num_tid)<text:tab/>27</text:p>
          <text:p text:style-name="P83">2.5.5void *ztaAllocSharedMem(int _size)<text:tab/>27</text:p>
          <text:p text:style-name="P83">2.5.6void *ztaFreeSharedMem(void *p)<text:tab/>27</text:p>
          <text:p text:style-name="P83">2.5.7void *ztaBuildSpuBundle(int numSpuImg,...) <text:tab/>27</text:p>
          <text:p text:style-name="P80">2.5.7.1Example of building data-remap table.<text:tab/>28</text:p>
          <text:p text:style-name="P83">2.5.8void ztaInitPcore(uint16_t *_image)<text:tab/>29</text:p>
          <text:p text:style-name="P83">2.5.9void ztaInitStream(uint16_t *_spu)<text:tab/>29</text:p>
          <text:p text:style-name="P83">2.5.10void ztaJobDone(unsigned int job_id)<text:tab/>29</text:p>
          <text:p text:style-name="P83">2.5.11bool ztaReadResponse(uint32_t *resp)<text:tab/>30</text:p>
          <text:p text:style-name="P81">3-PCORE PROGRAMS<text:tab/>31</text:p>
          <text:p text:style-name="P82">3.1VLIW instructions<text:tab/>31</text:p>
          <text:p text:style-name="P83">3.1.1vector operations<text:tab/>31</text:p>
          <text:p text:style-name="P83">3.1.2scalar operations<text:tab/>32</text:p>
          <text:p text:style-name="P83">3.1.3control operations<text:tab/>32</text:p>
          <text:p text:style-name="P82">3.2General syntax<text:tab/>32</text:p>
          <text:p text:style-name="P82">3.3Class declaration<text:tab/>33</text:p>
          <text:p text:style-name="P82">3.4Memory layout<text:tab/>33</text:p>
          <text:p text:style-name="P82">3.5Tensor variables<text:tab/>33</text:p>
          <text:p text:style-name="P83">3.5.1Data types<text:tab/>34</text:p>
          <text:p text:style-name="P80">3.5.1.1int16<text:tab/>34</text:p>
          <text:p text:style-name="P80">3.5.1.2vint16<text:tab/>34</text:p>
          <text:p text:style-name="P80">3.5.1.3int32<text:tab/>34</text:p>
          <text:p text:style-name="P80">3.5.1.4vint32<text:tab/>34</text:p>
          <text:p text:style-name="P80">3.5.1.5int<text:tab/>34</text:p>
          <text:p text:style-name="P80">3.5.1.6int16 *<text:tab/>34</text:p>
          <text:p text:style-name="P80">3.5.1.7vint16 *<text:tab/>35</text:p>
          <text:p text:style-name="P83">3.5.2Variable types<text:tab/>35</text:p>
          <text:p text:style-name="P80">3.5.2.1Private variables<text:tab/>35</text:p>
          <text:p text:style-name="P80">3.5.2.2Shared variables<text:tab/>35</text:p>
          <text:p text:style-name="P80">3.5.2.3Parameter variables<text:tab/>36</text:p>
          <text:p text:style-name="P80">3.5.2.4Global variables<text:tab/>37</text:p>
          <text:p text:style-name="P82">3.6Tensor operators<text:tab/>38</text:p>
          <text:p text:style-name="P82">3.7_VMASK<text:tab/>38</text:p>
          <text:p text:style-name="P82">3.8COMPARISON OPERATORS<text:tab/>39</text:p>
          <text:p text:style-name="P83">3.8.1GE(v1,v2)<text:tab/>39</text:p>
          <text:p text:style-name="P83">3.8.2GT(v1,v2)<text:tab/>39</text:p>
          <text:p text:style-name="P83">3.8.3LE(v1,v2)<text:tab/>40</text:p>
          <text:p text:style-name="P83">3.8.4LT(v1,v2)<text:tab/>40</text:p>
          <text:p text:style-name="P83">3.8.5EQ(v1,v2)<text:tab/>40</text:p>
          <text:p text:style-name="P83"><text:soft-page-break/>3.8.6NE(v1,v2)<text:tab/>41</text:p>
          <text:p text:style-name="P81">4-DEBUGGING <text:tab/>42</text:p>
          <text:p text:style-name="P81">5-BUILD PROCEDURES<text:tab/>43</text:p>
          <text:p text:style-name="P82">5.1Example<text:tab/>43</text:p>
          <text:p text:style-name="P81">6-EXAMPLES<text:tab/>44</text:p>
          <text:p text:style-name="P82">6.1Basic example<text:tab/>45</text:p>
          <text:p text:style-name="P83">6.1.1Tensor program code (example.m)<text:tab/>45</text:p>
          <text:p text:style-name="P83">6.1.2pcore program code (example.p)<text:tab/>46</text:p>
          <text:p text:style-name="P82">6.2Example running dual tensor-threads<text:tab/>47</text:p>
          <text:p text:style-name="P83">6.2.1example.m<text:tab/>47</text:p>
          <text:p text:style-name="P83">6.2.2pcore program code (example.p)<text:tab/>48</text:p>
          <text:p text:style-name="P82">6.3Example of using tensor data-remap function.<text:tab/>49</text:p>
          <text:p text:style-name="P83">6.3.1Tensor program code (example.m)<text:tab/>49</text:p>
          <text:p text:style-name="P83">6.3.2pcore program code (example.p)<text:tab/>50</text:p>
          <text:p text:style-name="P82">6.4More examples<text:tab/>51</text:p>
        </text:index-body>
      </text:table-of-content>
      <text:p text:style-name="List_20_Contents"/>
      <text:p text:style-name="P40"/>
      <text:h text:style-name="P96" text:outline-level="1">-Introduction</text:h>
      <text:p text:style-name="P79"/>
      <text:p text:style-name="P68"/>
      <text:p text:style-name="P7">Domain-Specific-Architecture (DSA) is a general trend in computing research in-order to keep up with the future computing demand fuelled by the exponential growth of AI.</text:p>
      <text:p text:style-name="P32"/>
      <text:p text:style-name="P7">With DSA, the goal is to define a domain of applications where a special computing architecture will be more efficient compared to a more general-purpose computing architecture.</text:p>
      <text:p text:style-name="P32"/>
      <text:p text:style-name="P7">ztachip domain are applications that can be expressed as a sequential steps of tensor operations. There are 2 primary types of tensor operations defined:</text:p>
      <text:p text:style-name="P7"/>
      <text:list xml:id="list2047541333002998822" text:style-name="L1">
        <text:list-item>
          <text:p text:style-name="P91">Tensor data operations: Involving tensor operations such as tensor data copy, tensor transpose, dimensions resize, data remapping...</text:p>
        </text:list-item>
      </text:list>
      <text:p text:style-name="P73"/>
      <text:list xml:id="list43469792" text:continue-numbering="true" text:style-name="L1">
        <text:list-item>
          <text:p text:style-name="P91">Tensor operator operations: Performing computational tasks on a set of tensors.</text:p>
        </text:list-item>
      </text:list>
      <text:p text:style-name="P74"/>
      <text:p text:style-name="P7">But to be productive, DSA would also require a Special-Domain-Language (DSL) to abstract away the</text:p>
      <text:p text:style-name="P7">complexities of DSA. </text:p>
      <text:p text:style-name="P32"/>
      <text:p text:style-name="P7">The goal for DSL is to provide a programming language that is:</text:p>
      <text:list xml:id="list379076988953461131" text:style-name="L2">
        <text:list-item>
          <text:p text:style-name="P92">Easy to use and learn.</text:p>
        </text:list-item>
      </text:list>
      <text:p text:style-name="P73"/>
      <text:list xml:id="list43480927" text:continue-numbering="true" text:style-name="L2">
        <text:list-item>
          <text:p text:style-name="P92">The language hides the complexity of hardware implementation from software users.</text:p>
        </text:list-item>
      </text:list>
      <text:p text:style-name="P73"/>
      <text:list xml:id="list43460575" text:continue-numbering="true" text:style-name="L2">
        <text:list-item>
          <text:p text:style-name="P92">Flexible enough to cover as wide range of applications as possible.</text:p>
        </text:list-item>
      </text:list>
      <text:p text:style-name="P74"/>
      <text:p text:style-name="P7">ztachip's DSL is composed of 2 elements:</text:p>
      <text:p text:style-name="P7"><text:s/></text:p>
      <text:list xml:id="list117787559124626013" text:style-name="L3">
        <text:list-item>
          <text:p text:style-name="P93">tensor programs</text:p>
        </text:list-item>
      </text:list>
      <text:p text:style-name="P73"/>
      <text:list xml:id="list43467732" text:continue-numbering="true" text:style-name="L3">
        <text:list-item>
          <text:p text:style-name="P93">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2"/>
      <text:p text:style-name="P7">Tensor programs have suffix *.m</text:p>
      <text:p text:style-name="P32"/>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level tensor instructions. Computational tasks are presented as tensor operators that will be defined later by pcore programs.</text:p>
      <text:p text:style-name="P32"/>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2"/>
      <text:p text:style-name="P7">pcore programs are executed on an array of ztachip's proprietary VLIW processors called p-cores. VLIW stands for very-long-instruction-word where each instruction can perform many operations at the same time.</text:p>
      <text:p text:style-name="P32"/>
      <text:p text:style-name="P7">pcore programs are files with suffix *.p</text:p>
      <text:p text:style-name="P32"/>
      <text:p text:style-name="P7">pcore programs are multi-threaded with 16 threads. These threads are hardware-based threads without overhead and dispatched in a round-robin fashion. We call these threads to be p-threads.</text:p>
      <text:p text:style-name="P32"/>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2"/>
      <text:p text:style-name="P32">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2"/>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2"/>
      <text:p text:style-name="P32"/>
      <text:p text:style-name="P40"/>
      <text:h text:style-name="P97" text:outline-level="1">-TENSOR PROGRAMS</text:h>
      <text:p text:style-name="P79"/>
      <text:p text:style-name="P68"/>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8608651690086426217" text:style-name="L4">
        <text:list-item>
          <text:p text:style-name="P94">tensor memory operations such as data copy, resize, reshape...</text:p>
          <text:p text:style-name="P94"/>
        </text:list-item>
        <text:list-item>
          <text:p text:style-name="P94">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29"/>
      <text:p text:style-name="P40"/>
      <text:h text:style-name="P101"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nother tensor object. Sub-tensors are defined by specifying index ranges of tensor dimensions. </text:p>
      <text:p text:style-name="P5"/>
      <text:p text:style-name="P5">Tensors can be resided in </text:p>
      <text:p text:style-name="P5"/>
      <text:list xml:id="list3942372679298440535" text:style-name="L5">
        <text:list-item>
          <text:p text:style-name="P95">p-core private memory space. In this space, each of p-core's 16 p-threads has its own private memory.</text:p>
          <text:p text:style-name="P95"/>
        </text:list-item>
        <text:list-item>
          <text:p text:style-name="P95">p-core shared memory space. In this space, all of p-core's 16 p-threads shared the same memory space.</text:p>
          <text:p text:style-name="P95"/>
        </text:list-item>
        <text:list-item>
          <text:p text:style-name="P95">p-core memory space is further partitioned into 2 separate spaces with each space assigned to each of the two t-threads from tensor-core.</text:p>
          <text:p text:style-name="P95"/>
        </text:list-item>
        <text:list-item>
          <text:p text:style-name="P95">external DDR memory space.</text:p>
        </text:list-item>
      </text:list>
      <text:p text:style-name="P29"/>
      <text:p text:style-name="P40"/>
      <text:h text:style-name="Heading_20_3" text:outline-level="3">Tensor data objects in DDR memory space</text:h>
      <text:p text:style-name="P1"/>
      <text:p text:style-name="P5">External DDR tensor has the syntax below. It specifies a tensor as a sub-tensor of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47">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47">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47">start</text:p>
          </table:table-cell>
          <table:table-cell table:style-name="Table1.B2" office:value-type="string">
            <text:p text:style-name="P5">starting index of dimension range.</text:p>
          </table:table-cell>
        </table:table-row>
        <table:table-row>
          <table:table-cell table:style-name="Table1.A2" office:value-type="string">
            <text:p text:style-name="P47">stride</text:p>
          </table:table-cell>
          <table:table-cell table:style-name="Table1.B2" office:value-type="string">
            <text:p text:style-name="P5">stride of the dimension range.</text:p>
          </table:table-cell>
        </table:table-row>
        <table:table-row>
          <table:table-cell table:style-name="Table1.A2" office:value-type="string">
            <text:p text:style-name="P47">end</text:p>
          </table:table-cell>
          <table:table-cell table:style-name="Table1.B2" office:value-type="string">
            <text:p text:style-name="P5">ending index of dimension range.</text:p>
          </table:table-cell>
        </table:table-row>
      </table:table>
      <text:p text:style-name="P1"/>
      <text:p text:style-name="P1"/>
      <text:h text:style-name="P105"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05"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05"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05"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47">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47">start</text:p>
          </table:table-cell>
          <table:table-cell table:style-name="Table2.B2" office:value-type="string">
            <text:p text:style-name="P5">starting index of dimension range. </text:p>
          </table:table-cell>
        </table:table-row>
        <table:table-row>
          <table:table-cell table:style-name="Table2.A2" office:value-type="string">
            <text:p text:style-name="P47">stride</text:p>
          </table:table-cell>
          <table:table-cell table:style-name="Table2.B2" office:value-type="string">
            <text:p text:style-name="P5">stride of the dimension range.</text:p>
          </table:table-cell>
        </table:table-row>
        <table:table-row>
          <table:table-cell table:style-name="Table2.A2" office:value-type="string">
            <text:p text:style-name="P47">end</text:p>
          </table:table-cell>
          <table:table-cell table:style-name="Table2.B2" office:value-type="string">
            <text:p text:style-name="P5">ending index of dimension range.</text:p>
          </table:table-cell>
        </table:table-row>
        <table:table-row>
          <table:table-cell table:style-name="Table2.A2" office:value-type="string">
            <text:p text:style-name="P47">thread</text:p>
          </table:table-cell>
          <table:table-cell table:style-name="Table2.B2" office:value-type="string">
            <text:p text:style-name="P5">referencing the 16 p-threads.</text:p>
          </table:table-cell>
        </table:table-row>
        <table:table-row>
          <table:table-cell table:style-name="Table2.A2" office:value-type="string">
            <text:p text:style-name="P47">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47">variable</text:p>
          </table:table-cell>
          <table:table-cell table:style-name="Table2.B2" office:value-type="string">
            <text:p text:style-name="P5">variable holding tensor data in pcore memory space.</text:p>
          </table:table-cell>
        </table:table-row>
      </table:table>
      <text:p text:style-name="P2">\ <text:s text:c="2"/></text:p>
      <text:h text:style-name="P105"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05"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0"/>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47">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47">start</text:p>
          </table:table-cell>
          <table:table-cell table:style-name="Table3.B2" office:value-type="string">
            <text:p text:style-name="P5">starting index of dimension range.</text:p>
          </table:table-cell>
        </table:table-row>
        <table:table-row>
          <table:table-cell table:style-name="Table3.A2" office:value-type="string">
            <text:p text:style-name="P47">stride</text:p>
          </table:table-cell>
          <table:table-cell table:style-name="Table3.B2" office:value-type="string">
            <text:p text:style-name="P5">stride of the dimension range.</text:p>
          </table:table-cell>
        </table:table-row>
        <table:table-row>
          <table:table-cell table:style-name="Table3.A2" office:value-type="string">
            <text:p text:style-name="P47">end</text:p>
          </table:table-cell>
          <table:table-cell table:style-name="Table3.B2" office:value-type="string">
            <text:p text:style-name="P5">ending index of dimension range.</text:p>
          </table:table-cell>
        </table:table-row>
        <table:table-row>
          <table:table-cell table:style-name="Table3.A2" office:value-type="string">
            <text:p text:style-name="P47">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47">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05"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5"/>
      <text:p text:style-name="P41"/>
      <text:p text:style-name="P1"/>
      <text:h text:style-name="P102"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4"/>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ever $coef_pcore being referenced, the expression representing the variable will be substituted in its place.</text:p>
      <text:p text:style-name="P29"/>
      <text:p text:style-name="P5">Tensor variables can also have an argument. The argument is specified when tensor variables are being referenced. '$' is tensor variable's argument place holder.</text:p>
      <text:p text:style-name="P5"/>
      <text:h text:style-name="P84"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85"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29"/>
      <text:p text:style-name="P5">These instructions are inserted to tensor programs with special syntax line begins with '&gt;'</text:p>
      <text:p text:style-name="P29"/>
      <text:p text:style-name="P5">These instructions move tensors from one memory space to another.</text:p>
      <text:p text:style-name="P29"/>
      <text:p text:style-name="P5">In addition to tensor memory transfer, these instructions can also perform many functions such as tensor reshape, 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29"/>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29"/>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67">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67">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67">Example1:</text:p>
      <text:p text:style-name="P17">&gt;DDR(p)[0:63] &lt;= PCORE(4)[0:3].THREAD[0:15].myclass::my_op.z;</text:p>
      <text:p text:style-name="P15"/>
      <text:p text:style-name="P37">Example above transfers parameter z of tensor operator myclass::my_op to DDR memory.</text:p>
      <text:p text:style-name="P37">In this example, z is viewed as a tensor of dimension 4x16 </text:p>
      <text:p text:style-name="P15"/>
      <text:p text:style-name="P15"/>
      <text:p text:style-name="P67">Example2:</text:p>
      <text:p text:style-name="P17">&gt;DDR(p)[0:511] &lt;= PCORE(4)[0:3].THREAD[0:15].myclass::my_op.vz[0:7];</text:p>
      <text:p text:style-name="P15"/>
      <text:p text:style-name="P37">Example above transfers tensor operator parameter vz to DDR memory.</text:p>
      <text:p text:style-name="P37">In this example, in the pcore program, vz is declared as vector with width 8, then vz is viewed as a tensor of dimension 4x16x8 </text:p>
      <text:p text:style-name="P37"><text:soft-page-break/></text:p>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46">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07"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05" text:outline-level="4">Example 1</text:h>
      <text:p text:style-name="P5">In example below, pcores are arranged in a 4x2 array. </text:p>
      <text:p text:style-name="P5">All pcores belonged to the same row receive the same multi-cast data. </text:p>
      <text:p text:style-name="P5">In example below, multi-cast transfer is identified with character '*' in the row index of pcore array.</text:p>
      <text:p text:style-name="P15"/>
      <text:p text:style-name="P17">&gt; PCORE(4,2)[0:3][<text:span text:style-name="T16">*</text:span>].thread[0:15].class::var[0:7] &lt;= DDR(p)[0:511];</text:p>
      <text:p text:style-name="P17"/>
      <text:h text:style-name="P105"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37"/>
      <text:h text:style-name="Heading_20_3" text:outline-level="3"><text:soft-page-break/>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29"/>
      <text:p text:style-name="P5">Tensor data associated with out-of-bound dimension index are substituted with zero for read operation and skipped for write operation.</text:p>
      <text:p text:style-name="P29"/>
      <text:p text:style-name="P5">The result of the transfer is listed below</text:p>
      <text:p text:style-name="P2"/>
      <text:p text:style-name="P35">PCORE[0].THREAD[0].myclass::var[0] = p<text:span text:style-name="T1">[0][0]</text:span>[0]</text:p>
      <text:p text:style-name="P35">PCORE[0].THREAD[0].myclass::var[1] = p<text:span text:style-name="T1">[0][0]</text:span>[1]</text:p>
      <text:p text:style-name="P35">PCORE[0].THREAD[0].myclass::var[2] = p<text:span text:style-name="T1">[0][0]</text:span>[<text:span text:style-name="T17">2</text:span>] &lt;== Out-of-bound index. Substituted with zero.</text:p>
      <text:p text:style-name="P35">PCORE[0].THREAD[0].myclass::var[3] = p<text:span text:style-name="T1">[0][0]</text:span>[<text:span text:style-name="T5">3</text:span>] &lt;== Out-of-bound index. Substituted with zero.</text:p>
      <text:p text:style-name="P35">PCORE[0].THREAD[1].myclass::var[0] = p<text:span text:style-name="T1">[0][1]</text:span>[0]</text:p>
      <text:p text:style-name="P35">PCORE[0].THREAD[1].myclass::var[1] = p<text:span text:style-name="T1">[0][1]</text:span>[1]</text:p>
      <text:p text:style-name="P35">PCORE[0].THREAD[1].myclass::var[2] = p<text:span text:style-name="T1">[0][1]</text:span>[<text:span text:style-name="T5">2</text:span>] &lt;== Out-of-bound index. Substituted with zero.</text:p>
      <text:p text:style-name="P35">PCORE[0].THREAD[1].myclass::var[3] = p<text:span text:style-name="T1">[0][1]</text:span>[<text:span text:style-name="T5">3</text:span>] &lt;== Out-of-bound index. Substituted with zero.</text:p>
      <text:p text:style-name="P35">PCORE[0].THREAD[2].myclass::var[0] = p<text:span text:style-name="T1">[0][2]</text:span>[0]</text:p>
      <text:p text:style-name="P35">PCORE[0].THREAD[2].myclass::var[1] = p<text:span text:style-name="T1">[0][2]</text:span>[1]</text:p>
      <text:p text:style-name="P35">PCORE[0].THREAD[2].myclass::var[2] = p<text:span text:style-name="T1">[0][2]</text:span>[<text:span text:style-name="T5">2</text:span>] &lt;== Out-of-bound index. Substituted with zero.</text:p>
      <text:p text:style-name="P36"><text:span text:style-name="T8">PCORE[0].THREAD[2].myclass::var[3] = p</text:span><text:span text:style-name="T9">[0][2]</text:span><text:span text:style-name="T8">[</text:span><text:span text:style-name="T6">3</text:span><text:span text:style-name="T8">] &lt;== Out-of-bound index. Substituted with zero.</text:span></text:p>
      <text:p text:style-name="P28"/>
      <text:h text:style-name="Heading_20_3" text:outline-level="3">Setting Out-of-bound access values</text:h>
      <text:p text:style-name="P28"/>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6">&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29"/>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text:soft-page-break/></text:p>
      <text:p text:style-name="P5">By default, the tensor data access order starts with index going from right to left.</text:p>
      <text:p text:style-name="P29"/>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29"/>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Concurrent transfer</text:h>
      <text:p text:style-name="P5">pcores are VLIW vector processors that operate on data in vector units. Therefore, to be efficient, ztachip requires data to be in vector format.</text:p>
      <text:p text:style-name="P29"/>
      <text:p text:style-name="P5">However, this restriction may not match application data format. And transferring scalar data is not efficient since transfer is done on one scalar element at a time instead of a whole vector at a time.</text:p>
      <text:p text:style-name="P29"/>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text:soft-page-break/>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29"/>
      <text:p text:style-name="P5">This way transfer above can still occur in vector mode at rate of 1 vector per clock.</text:p>
      <text:p text:style-name="P29"/>
      <text:p text:style-name="P5">The transfer now becomes...</text:p>
      <text:p text:style-name="P15"/>
      <text:p text:style-name="P21">&gt;<text:span text:style-name="T4">CONCURRENT</text:span> FOR(I=0:7) PCORE(8)[0:7].THREAD[0:15].myclass::myvar(8,8)[:][I] &lt;= DDR(p,1024,8)[0:1023][0:7];</text:p>
      <text:p text:style-name="P1"/>
      <text:p text:style-name="P29">This type of concurrent transfers is very useful since it is a very common scenario when your data are not vectors but you like to group scalar data as elements of vectors for pcores to process them simultaneously in vector mode.</text:p>
      <text:p text:style-name="P40"/>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29"><text:s text:c="2"/>:</text:p>
      <text:p text:style-name="P29"><text:s text:c="2"/>:</text:p>
      <text:p text:style-name="P5">By adding CONCURRENT directive, the transfer is rearranged and interleaved among all the pcores so that the 8-clock access cycles are now overlapped between all the pcores. </text:p>
      <text:p text:style-name="P29"/>
      <text:p text:style-name="P5">This way transfer can still occur in vector mode at rate of 1 vector per clock.</text:p>
      <text:p text:style-name="P29"/>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is bounded by the tensor dimension. If index is out-of-bound, then a read operation is padded with zero and a write operation is skipped.</text:p>
      <text:p text:style-name="P29"/>
      <text:p text:style-name="P5">However, you can disable this behaviour by adding '+' after tensor dimension.</text:p>
      <text:p text:style-name="P29"/>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is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text:p>
      <text:p text:style-name="P29"/>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29"/>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29"/>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86" text:outline-level="3">Tensor padding values</text:h>
      <text:p text:style-name="P1"/>
      <text:p text:style-name="P5">Tensor read/write accesses are checked against dimension boundary. </text:p>
      <text:p text:style-name="P29"/>
      <text:p text:style-name="P5">Any out-of-bound read accesses are padded with zero by default.</text:p>
      <text:p text:style-name="P29"/>
      <text:p text:style-name="P5">Any out-of-bound write accesses are skipped.</text:p>
      <text:p text:style-name="P29"/>
      <text:p text:style-name="P5">But you can set different padding values for out-of-bound read accesses with PAD keyword.</text:p>
      <text:p text:style-name="P29"/>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29">DTYPE directive specifies the data type of the tensor used during a data transfer operation.</text:p>
      <text:p text:style-name="P29"/>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47">UINT8</text:p>
          </table:table-cell>
          <table:table-cell table:style-name="Table7.B1" office:value-type="string">
            <text:p text:style-name="P47">Unsigned 8-bit integer</text:p>
          </table:table-cell>
        </table:table-row>
        <table:table-row>
          <table:table-cell table:style-name="Table7.A2" office:value-type="string">
            <text:p text:style-name="P47">INT8</text:p>
          </table:table-cell>
          <table:table-cell table:style-name="Table7.B2" office:value-type="string">
            <text:p text:style-name="P47">Signed 8-bit integer</text:p>
          </table:table-cell>
        </table:table-row>
        <table:table-row>
          <table:table-cell table:style-name="Table7.A2" office:value-type="string">
            <text:p text:style-name="P47">INT16</text:p>
          </table:table-cell>
          <table:table-cell table:style-name="Table7.B2" office:value-type="string">
            <text:p text:style-name="P47">Signed 12-bit, or 16-bit integer depends on ztachip configuration.</text:p>
          </table:table-cell>
        </table:table-row>
      </table:table>
      <text:p text:style-name="P29"/>
      <text:p text:style-name="P29">When applied to a tensor in DDR memory space, DTYPE directive implies the data type of the tensor.</text:p>
      <text:p text:style-name="P29"/>
      <text:p text:style-name="P29">When applied to a tensor from pcore memory space, since pcore memory data types are always INT16, DTYPE directive implies a data conversion when data are read or written to pcore memory space.</text:p>
      <text:p text:style-name="P29"/>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29"/>
      <text:p text:style-name="P5">A stream processor performs lookup/interpolation translation from input values to output values as data are retrieved from or written to pcore's memory space. </text:p>
      <text:p text:style-name="P29"/>
      <text:p text:style-name="P29">The data remapping is performed based on remap tables that are generated by host program before they <text:soft-page-break/>are loaded to master tensor core.</text:p>
      <text:p text:style-name="P29"/>
      <text:p text:style-name="P29">Procedures to create and load these remap tables will be covered in later sections.</text:p>
      <text:p text:style-name="P29"/>
      <text:p text:style-name="P5">There can be up to 4 different remap tables active at same time.</text:p>
      <text:p text:style-name="P29"/>
      <text:h text:style-name="P106" text:outline-level="4"><text:s/>Tensor data remap – Example 1</text:h>
      <text:p text:style-name="P24"/>
      <text:p text:style-name="P27">&gt; <text:span text:style-name="T4">REMAP(0)</text:span> PCORE(NP)[0:NP-1].THREAD[0:NT-1].convolution.input[0:7] &lt;= DDR(pin)[0:NP<text:span text:style-name="T2">*NT*</text:span>8-1];</text:p>
      <text:p text:style-name="P29"/>
      <text:p text:style-name="P5">In the example above, data just before being written to pcore's memory space are being remapped by table 0</text:p>
      <text:p text:style-name="P5"/>
      <text:h text:style-name="P105" text:outline-level="4"><text:s/>Tensor data remap – Example 2</text:h>
      <text:p text:style-name="P61"/>
      <text:p text:style-name="P27">&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29"/>
      <text:h text:style-name="P90"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38">&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48"/>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29">Tensor core ensures that all memory operations to/from pcore memory space are completed before tensor operators can commence.</text:p>
      <text:p text:style-name="P29"/>
      <text:p text:style-name="P29">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p text:style-name="P40"/>
      <text:p text:style-name="P1"/>
      <text:h text:style-name="Heading_20_2" text:outline-level="2"><text:s/>HOST <text:s/>SUPPORTING FUNCTIONS</text:h>
      <text:p text:style-name="P1"/>
      <text:p text:style-name="P29">Functions described in following sections are functions running on host processors in-order to support ztachip execution framework. </text:p>
      <text:p text:style-name="P29"/>
      <text:h text:style-name="P87" text:outline-level="3">void ztaInit()</text:h>
      <text:p text:style-name="P55">This is the first function to be called by host processor.</text:p>
      <text:p text:style-name="P55">Performs necessary ztachip framework initialization.</text:p>
      <text:p text:style-name="P56">Parameters:</text:p>
      <text:p text:style-name="P55">None</text:p>
      <text:p text:style-name="P56">Return value:</text:p>
      <text:p text:style-name="P55">None</text:p>
      <text:h text:style-name="Heading_20_3" text:outline-level="3"><text:span text:style-name="T11">void ztaDualHartExecute(</text:span><text:span text:style-name="T18">void</text:span><text:span text:style-name="T15">(*func)(</text:span><text:span text:style-name="T18">void</text:span><text:span text:style-name="T15"> *,</text:span><text:span text:style-name="T18">int</text:span><text:span text:style-name="T15">),</text:span><text:span text:style-name="T18">void</text:span><text:span text:style-name="T15"> *pparm</text:span><text:span text:style-name="T11">)</text:span></text:h>
      <text:p text:style-name="P29">To execute a tensor program but in a multi-threaded execution mode. There are 2 threads being spawned with each thread emitting instructions to one of the 2 available t-threads. </text:p>
      <text:p text:style-name="P29">The spawned threads are multi-tasking but in cooperation mode. Meaning the thread must explicitly yield control for execution to switch control over to the other thread.</text:p>
      <text:p text:style-name="P2"/>
      <text:p text:style-name="P31">Parameters</text:p>
      <table:table table:name="Table5" table:style-name="Table5">
        <table:table-column table:style-name="Table5.A"/>
        <table:table-column table:style-name="Table5.B"/>
        <table:table-row>
          <table:table-cell table:style-name="Table5.A1" office:value-type="string">
            <text:p text:style-name="P47">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47">pparm</text:p>
          </table:table-cell>
          <table:table-cell table:style-name="Table5.B2" office:value-type="string">
            <text:p text:style-name="P5">pointer to be passed to func's first parameter.</text:p>
          </table:table-cell>
        </table:table-row>
      </table:table>
      <text:p text:style-name="P29"/>
      <text:p text:style-name="P31">Return value:</text:p>
      <text:p text:style-name="P29">None</text:p>
      <text:p text:style-name="P29"/>
      <text:h text:style-name="P88" text:outline-level="3"><text:s/>void ztaTaskYield()</text:h>
      <text:p text:style-name="P33">For thread spawned by ztaDualHardExecute to yield control to the other thread.</text:p>
      <text:p text:style-name="P13"/>
      <text:p text:style-name="P78">Parameters:</text:p>
      <text:p text:style-name="Standard">None</text:p>
      <text:p text:style-name="Standard"/>
      <text:p text:style-name="P78">Return value:</text:p>
      <text:p text:style-name="Standard">None</text:p>
      <text:p text:style-name="Standard"/>
      <text:p text:style-name="P51"/>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19">int</text:span><text:span text:style-name="T10"> num_pcore,</text:span><text:span text:style-name="T19">int</text:span><text:span text:style-name="T10"> num_tid)</text:span></text:h>
      <text:p text:style-name="P64">Generates function pointer to a tensor operator.</text:p>
      <text:p text:style-name="P30"/>
      <text:p text:style-name="P31">Parameters</text:p>
      <table:table table:name="Table4" table:style-name="Table4">
        <table:table-column table:style-name="Table4.A"/>
        <table:table-column table:style-name="Table4.B"/>
        <table:table-row>
          <table:table-cell table:style-name="Table4.A1" office:value-type="string">
            <text:p text:style-name="P47">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47">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47">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87" text:outline-level="3">void *ztaAllocSharedMem(int _size)</text:h>
      <text:p text:style-name="P8">Allocates memory that will be used to share data between ztachip and host processor.</text:p>
      <text:p text:style-name="P8"/>
      <text:p text:style-name="P31">Parameters</text:p>
      <table:table table:name="Table6" table:style-name="Table6">
        <table:table-column table:style-name="Table6.A"/>
        <table:table-column table:style-name="Table6.B"/>
        <table:table-row>
          <table:table-cell table:style-name="Table6.A1" office:value-type="string">
            <text:p text:style-name="P47">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87" text:outline-level="3">void *ztaFreeSharedMem(void *p)</text:h>
      <text:p text:style-name="P62">Free memory block allocated by ztaAllocSharedMem.</text:p>
      <text:p text:style-name="P29"/>
      <text:p text:style-name="P31">Parameters</text:p>
      <table:table table:name="Table8" table:style-name="Table8">
        <table:table-column table:style-name="Table8.A"/>
        <table:table-column table:style-name="Table8.B"/>
        <table:table-row>
          <table:table-cell table:style-name="Table8.A1" office:value-type="string">
            <text:p text:style-name="P47">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87" text:outline-level="3">void *ztaBuildSpuBundle(int numSpuImg,...) </text:h>
      <text:p text:style-name="Text_20_body">This function builds the lookup table to perform tensor data-remapping functions as described in 2.3.13.</text:p>
      <text:p text:style-name="Text_20_body"><text:soft-page-break/>As tensors are copied betwe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 remapping.</text:p>
      <text:p text:style-name="Text_20_body"/>
      <text:p text:style-name="P31">Parameters</text:p>
      <table:table table:name="Table9" table:style-name="Table9">
        <table:table-column table:style-name="Table9.A"/>
        <table:table-column table:style-name="Table9.B"/>
        <table:table-row>
          <table:table-cell table:style-name="Table9.A1" office:value-type="string">
            <text:p text:style-name="P47">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47">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47">pparm</text:p>
          </table:table-cell>
          <table:table-cell table:style-name="Table9.B2" office:value-type="string">
            <text:p text:style-name="P5">Parameter to be passed to remap_func</text:p>
          </table:table-cell>
        </table:table-row>
        <table:table-row>
          <table:table-cell table:style-name="Table9.A2" office:value-type="string">
            <text:p text:style-name="P47">parm</text:p>
          </table:table-cell>
          <table:table-cell table:style-name="Table9.B2" office:value-type="string">
            <text:p text:style-name="P5">Parameter to be passed to remap_func</text:p>
          </table:table-cell>
        </table:table-row>
        <table:table-row>
          <table:table-cell table:style-name="Table9.A2" office:value-type="string">
            <text:p text:style-name="P47">parm2</text:p>
          </table:table-cell>
          <table:table-cell table:style-name="Table9.B2" office:value-type="string">
            <text:p text:style-name="P5">Parameter to be passed to remap_func</text:p>
          </table:table-cell>
        </table:table-row>
      </table:table>
      <text:p text:style-name="P9"/>
      <text:p text:style-name="P78">Return value:</text:p>
      <text:p text:style-name="Standard">Pointer to remapping tables.</text:p>
      <text:h text:style-name="P105"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59"/>
      <text:p text:style-name="P59">:</text:p>
      <text:p text:style-name="P59">P = <text:s/>ztaBuildSpuBundle(2,remap1,0,0,0,remap2,0,0,0);</text:p>
      <text:p text:style-name="P75">:</text:p>
      <text:p text:style-name="P75"/>
      <text:p text:style-name="P59">int16_t remap1(int16_t input,void *pparm,uint32_t parm,uint32_t parm2) {</text:p>
      <text:p text:style-name="P59"><text:s text:c="3"/>if(input &lt; 0)</text:p>
      <text:p text:style-name="P59"><text:s text:c="6"/>return 0;</text:p>
      <text:p text:style-name="P59"><text:s text:c="3"/>else</text:p>
      <text:p text:style-name="P59"><text:soft-page-break/><text:s text:c="6"/>return input;</text:p>
      <text:p text:style-name="P59">}</text:p>
      <text:p text:style-name="P59">int16_t remap2(int16_t input,void *pparm,uint32_t parm,uint32_t parm2) {</text:p>
      <text:p text:style-name="P59"><text:s text:c="3"/>if(input &lt; 0)</text:p>
      <text:p text:style-name="P59"><text:s text:c="6"/>return -input;</text:p>
      <text:p text:style-name="P59"><text:s text:c="3"/>else</text:p>
      <text:p text:style-name="P59"><text:s text:c="6"/>return input;</text:p>
      <text:p text:style-name="P59">}</text:p>
      <text:h text:style-name="P87" text:outline-level="3">void ztaInitPcore(uint16_t *_image)</text:h>
      <text:p text:style-name="P62">This function uploads pcore code images to pcore processors.</text:p>
      <text:p text:style-name="P62">This must be done as first step in a tensor program.</text:p>
      <text:p text:style-name="P29"/>
      <text:p text:style-name="P31">Parameters</text:p>
      <table:table table:name="Table10" table:style-name="Table10">
        <table:table-column table:style-name="Table10.A"/>
        <table:table-column table:style-name="Table10.B"/>
        <table:table-row>
          <table:table-cell table:style-name="Table10.A1" office:value-type="string">
            <text:p text:style-name="P47">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37"/>
      <text:p text:style-name="P39">Return value:</text:p>
      <text:p text:style-name="P37">None</text:p>
      <text:p text:style-name="Text_20_body"/>
      <text:h text:style-name="P87"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0">Parameters</text:p>
      <table:table table:name="Table11" table:style-name="Table11">
        <table:table-column table:style-name="Table11.A"/>
        <table:table-column table:style-name="Table11.B"/>
        <table:table-row>
          <table:table-cell table:style-name="Table11.A1" office:value-type="string">
            <text:p text:style-name="P47">_spu</text:p>
          </table:table-cell>
          <table:table-cell table:style-name="Table11.B1" office:value-type="string">
            <text:p text:style-name="P5">data-remap table that is generated by ztaBuildSpuBundle.</text:p>
          </table:table-cell>
        </table:table-row>
      </table:table>
      <text:p text:style-name="P25"/>
      <text:p text:style-name="P66">Return value: </text:p>
      <text:p text:style-name="Text_20_body">None</text:p>
      <text:h text:style-name="Heading_20_3" text:outline-level="3">void ztaJobDone(unsigned int job_id)</text:h>
      <text:p text:style-name="P62">This function is called at the end of tensor program.</text:p>
      <text:p text:style-name="P62">This signals ztachip to send a notification message when tensor program execution has been completed.</text:p>
      <text:p text:style-name="P62"><text:soft-page-break/>ZtaReadResponse as described in 2.5.11 is then called to retrieve the notification message.</text:p>
      <text:p text:style-name="P62"/>
      <text:p text:style-name="P31">Parameters</text:p>
      <table:table table:name="Table13" table:style-name="Table13">
        <table:table-column table:style-name="Table13.A"/>
        <table:table-column table:style-name="Table13.B"/>
        <table:table-row>
          <table:table-cell table:style-name="Table13.A1" office:value-type="string">
            <text:p text:style-name="P47">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67">Return value: </text:p>
      <text:p text:style-name="P43">None</text:p>
      <text:p text:style-name="P42"/>
      <text:h text:style-name="P89" text:outline-level="3">bool ztaReadResponse(uint32_t *resp)</text:h>
      <text:p text:style-name="P65">This function retrieves responses back from ztachip.</text:p>
      <text:p text:style-name="P65">ztachip sends a notification message to host at the completion of a tensor program as indicated by ztaJobDone</text:p>
      <text:p text:style-name="P65"/>
      <text:p text:style-name="P31">Parameters</text:p>
      <table:table table:name="Table12" table:style-name="Table12">
        <table:table-column table:style-name="Table12.A"/>
        <table:table-column table:style-name="Table12.B"/>
        <table:table-row>
          <table:table-cell table:style-name="Table12.A1" office:value-type="string">
            <text:p text:style-name="P47">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29"/>
      <text:p text:style-name="P31">Return value:</text:p>
      <text:p text:style-name="P29">true if there is a message available, false otherwise.</text:p>
      <text:p text:style-name="P62"/>
      <text:p text:style-name="P62"/>
      <text:h text:style-name="P99" text:outline-level="1">-PCORE PROGRAMS</text:h>
      <text:p text:style-name="P79"/>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is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is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 contain multiple operations. </text:p>
      <text:h text:style-name="Heading_20_2" text:outline-level="2">VLIW instructions</text:h>
      <text:p text:style-name="Text_20_body">PCORE processor has a VLIW architecture. Each instruction can perform up to 3 operations:</text:p>
      <text:list xml:id="list1919875016608074557" text:style-name="L6">
        <text:list-item>
          <text:p text:style-name="P108">vector operations</text:p>
        </text:list-item>
        <text:list-item>
          <text:p text:style-name="P108">scalar operations</text:p>
        </text:list-item>
        <text:list-item>
          <text:p text:style-name="P108">control operations</text:p>
        </text:list-item>
      </text:list>
      <text:h text:style-name="Heading_20_3" text:outline-level="3">vector operations</text:h>
      <text:p text:style-name="Text_20_body">Vector operations are executed in the vector ALU units.<text:line-break/>Implement operations such as </text:p>
      <text:list xml:id="list832811317944538755" text:style-name="L7">
        <text:list-item>
          <text:p text:style-name="P109">FMA</text:p>
        </text:list-item>
        <text:list-item>
          <text:p text:style-name="P109"><text:soft-page-break/>FMS</text:p>
        </text:list-item>
        <text:list-item>
          <text:p text:style-name="P109">ADD</text:p>
        </text:list-item>
        <text:list-item>
          <text:p text:style-name="P109">SUBTRACT</text:p>
        </text:list-item>
        <text:list-item>
          <text:p text:style-name="P109">MULTIPLY</text:p>
        </text:list-item>
        <text:list-item>
          <text:p text:style-name="P109">SHIFT</text:p>
        </text:list-item>
        <text:list-item>
          <text:p text:style-name="P109">COMPARISON</text:p>
        </text:list-item>
      </text:list>
      <text:p text:style-name="Text_20_body"/>
      <text:p text:style-name="Text_20_body">Each operators have the following mode of memory addressing mode</text:p>
      <text:list xml:id="list8730438862146594268" text:style-name="L8">
        <text:list-item>
          <text:p text:style-name="P110">Addressing via pointer+index</text:p>
        </text:list-item>
        <text:list-item>
          <text:p text:style-name="P110">Addressing via pointer</text:p>
        </text:list-item>
        <text:list-item>
          <text:p text:style-name="P110">Addressing shared memory</text:p>
        </text:list-item>
        <text:list-item>
          <text:p text:style-name="P110">Addressing private memory</text:p>
        </text:list-item>
        <text:list-item>
          <text:p text:style-name="P110">Addressing shared memory + index</text:p>
        </text:list-item>
        <text:list-item>
          <text:p text:style-name="P110">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57">vint16 vector_math::x;</text:p>
      <text:p text:style-name="P57">vint16 vector_math::y;</text:p>
      <text:p text:style-name="P57">vint16 vector_math::z;</text:p>
      <text:p text:style-name="P57"><text:line-break/>// Tensor operator for vector addition<text:line-break/>_kernel_ void vector_math::add() <text:line-break/>{<text:line-break/> <text:s text:c="3"/>z=x+y;<text:line-break/>}</text:p>
      <text:p text:style-name="P57">//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57"><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bit or 16-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bit or 16-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n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57"/>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57">int16 my_private_variable[4][16];</text:p>
      <text:p text:style-name="Text_20_body">Example below shows how tensor program can set values to this tensor.</text:p>
      <text:p text:style-name="P57">&gt;PCORE(4)[0:3].THREAD[0:15].myclass::my_private_variable &lt;= DDR(p)[0:63];</text:p>
      <text:p text:style-name="P57"/>
      <text:p text:style-name="P78">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57">int16 my_private_variable[4][16][8];</text:p>
      <text:p text:style-name="Text_20_body">Example below shows how tensor program can set values to this tensor.</text:p>
      <text:p text:style-name="P57">&gt;PCORE(4)[0:3].THREAD[0:15].myclass::my_private_variable[0:7] &lt;= DDR(p)[0:511];</text:p>
      <text:p text:style-name="P57"/>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57">int16 my_shared_variable[4];</text:p>
      <text:p text:style-name="Text_20_body">Example below shows how tensor program can set values to this tensor.</text:p>
      <text:p text:style-name="P57">&gt;PCORE(4)[0:3].myclass::my_shared_variable &lt;= DDR(p)[0:3];</text:p>
      <text:p text:style-name="P76"/>
      <text:p text:style-name="P78">Example2:</text:p>
      <text:p text:style-name="P78"/>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57">int16 my_shared_variable[4][8];</text:p>
      <text:p text:style-name="Text_20_body">Example below shows how tensor program can set values to this tensor.</text:p>
      <text:p text:style-name="P57">&gt;PCORE(4)[0:3].myclass::my_shared_variable[0:7] &lt;= DDR(p)[0:31];</text:p>
      <text:p text:style-name="P57"/>
      <text:h text:style-name="Heading_20_4" text:outline-level="4">Parameter variables</text:h>
      <text:p text:style-name="Text_20_body">Tensor operators can have variables as function parameters.</text:p>
      <text:p text:style-name="Text_20_body"/>
      <text:p text:style-name="P67">Example1:</text:p>
      <text:p text:style-name="P58">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is set from tensor program as followed:</text:p>
      <text:p text:style-name="P58">&gt;PCORE(4)[0:3].THREAD[0:15].vector_math::add.x &lt;= DDR(p)[0:63];</text:p>
      <text:p text:style-name="P58"/>
      <text:p text:style-name="Text_20_body"><text:s/><text:span text:style-name="T3">Example2:</text:span></text:p>
      <text:p text:style-name="P58">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58">&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67">Example:</text:p>
      <text:p text:style-name="P58">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57">&gt; vector_add::add.kk &lt;= INT16(2); // Set kk=2</text:p>
      <text:p text:style-name="P67"/>
      <text:p text:style-name="P67"/>
      <text:p text:style-name="Text_20_body"><text:line-break/></text:p>
      <text:p text:style-name="P49"/>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57">&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57">vint16 x,y;</text:p>
      <text:p text:style-name="Text_20_body"><text:line-break/><text:span text:style-name="T14">_VMASK=1; <text:s/>// enables only the first lane of the vector ALU. </text:span></text:p>
      <text:p text:style-name="P57">x=y; <text:s text:c="6"/>// equivalent to x[0]=y[0];</text:p>
      <text:p text:style-name="P57"/>
      <text:p text:style-name="P57">_VMASK=3; <text:s/>// enables the first and second lane of vector ALU.</text:p>
      <text:p text:style-name="P57">x=y; <text:s text:c="6"/>// Equivalent to x[0]=y[0];x[1]=y[1];</text:p>
      <text:p text:style-name="P57"/>
      <text:p text:style-name="P57">_VMASK=-1; // Enable all lanes</text:p>
      <text:p text:style-name="P57">x=y; <text:s text:c="6"/>// Equivalent to x[0]=y[0];x[1]=y[1];...;x[7]=y[7];</text:p>
      <text:p text:style-name="P49"/>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67">Example:</text:p>
      <text:p text:style-name="P57">// Doing element wise comparison of vector v1 and v2</text:p>
      <text:p text:style-name="P57">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GT(v1,v2);</text:p>
      <text:p text:style-name="Text_20_body"><text:span text:style-name="T14">// Set v1 elements to v2 elements if v1 element if greater than v2 element.</text:span><text:line-break/><text:span text:style-name="T14">v1=v2;</text:span></text:p>
      <text:p text:style-name="P57"/>
      <text:p text:style-name="P49"/>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E(v1,v2);</text:p>
      <text:p text:style-name="Text_20_body"><text:span text:style-name="T14">// Set v1 elements to v2 elements if v1 element if less than or equal to v2 element.</text:span><text:line-break/><text:span text:style-name="T14">v1=v2;</text:span></text:p>
      <text:p text:style-name="P57"/>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T(v1,v2);</text:p>
      <text:p text:style-name="Text_20_body"><text:span text:style-name="T14">// Set v1 elements to v2 elements if v1 element if less than v2 element.</text:span><text:line-break/><text:span text:style-name="T14">v1=v2;</text:span></text:p>
      <text:p text:style-name="P57"/>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EQ(v1,v2);</text:p>
      <text:p text:style-name="Text_20_body"><text:span text:style-name="T14">// Set v1 elements to v2 elements if v1 element if is equalled to v2 element.</text:span><text:line-break/><text:span text:style-name="T14">v1=v2;</text:span></text:p>
      <text:p text:style-name="P57"/>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NE(v1,v2);</text:p>
      <text:p text:style-name="Text_20_body"><text:span text:style-name="T14">// Set v1 elements to v2 elements if v1 element not equal to v2 element.</text:span><text:line-break/><text:span text:style-name="T14">v1=v2;</text:span><text:line-break/><text:line-break/></text:p>
      <text:h text:style-name="P100" text:outline-level="1">-DEBUGGING </text:h>
      <text:p text:style-name="P79"/>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84937674289917293" text:style-name="L9">
        <text:list-item>
          <text:p text:style-name="P111">Using GDB debugger to pause tensor program just before EXE_LOCKSTEP.</text:p>
        </text:list-item>
        <text:list-item>
          <text:p text:style-name="P111">Inspect appropriate symbols in p-core memory space that represent input to the tensor operators.</text:p>
        </text:list-item>
        <text:list-item>
          <text:p text:style-name="P111">Using GDB debugger to step over EXE_LOCKSTEP. </text:p>
        </text:list-item>
        <text:list-item>
          <text:p text:style-name="P111">Now inspect appropriate symbols in p-core memory space that represent output from tensor operators.</text:p>
        </text:list-item>
      </text:list>
      <text:p text:style-name="Text_20_body"><text:s text:c="2"/></text:p>
      <text:h text:style-name="P100" text:outline-level="1">-BUILD PROCEDURES</text:h>
      <text:p text:style-name="P79"/>
      <text:p text:style-name="P63"/>
      <text:p text:style-name="P63">For each acceleration function, there are 2 files to be built: a tensor program and a pcore program.</text:p>
      <text:p text:style-name="P63">Tensor program has suffix *.m</text:p>
      <text:p text:style-name="P63">pcore program has suffix *.p</text:p>
      <text:p text:style-name="P63">ztachip/SW/compiler/compiler is used to compile tensor programs and pcore programs.</text:p>
      <text:h text:style-name="P103" text:outline-level="2">Example</text:h>
      <text:p text:style-name="P63">In example below, we would like to build a ztachip acceleration function implemented in example.m and example.p</text:p>
      <text:list xml:id="list5381298324373512566" text:style-name="L10">
        <text:list-item>
          <text:p text:style-name="P112">Using ztachip compiler to translate tensor instructions embedded in tensor program example.m <text:s/>to special binary code. The generated file is example.m.c</text:p>
        </text:list-item>
        <text:list-item>
          <text:p text:style-name="P112">Using ztachip compiler to compile pcore program example.p. The generated file is example.p.img. This file is then being included in the tensor program.</text:p>
        </text:list-item>
        <text:list-item>
          <text:p text:style-name="P112">Compiles example.m.c using host (RISCV) C/C++ compiler.</text:p>
        </text:list-item>
        <text:list-item>
          <text:p text:style-name="P112"/>
        </text:list-item>
      </text:list>
      <text:p text:style-name="P63">For more details about build procedure, reference ztachip/SW/makefile.kernels </text:p>
      <text:p text:style-name="P48"/>
      <text:h text:style-name="P98" text:outline-level="1">-EXAMPLES</text:h>
      <text:p text:style-name="P79"/>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48"/>
      <text:h text:style-name="Heading_20_2" text:outline-level="2">Basic example</text:h>
      <text:p text:style-name="P55">Example below is a simple vector addition example. It simply takes 2 vectors x and y from external memory and perform vector addition x+y before saving the result that is tensor z to external memory.</text:p>
      <text:p text:style-name="P55">There are 2 components: </text:p>
      <text:list xml:id="list565203292286258380" text:style-name="L11">
        <text:list-item>
          <text:p text:style-name="P113">tensor program implemented in example.m</text:p>
        </text:list-item>
        <text:list-item>
          <text:p text:style-name="P113">pcore program implemented in example.p</text:p>
        </text:list-item>
      </text:list>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void do_vector_add(int16_t *x,int16_t *y,int16_t *z,int len) {</text:p>
      <text:p text:style-name="P60"><text:s text:c="3"/>uint32_t resp;</text:p>
      <text:p text:style-name="P60"><text:s text:c="3"/>// Load pcore binary image </text:p>
      <text:p text:style-name="P60"><text:s text:c="3"/>ztaInitPcore(zta_pcore_img);</text:p>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DTYPE(INT16)DDR(z,len)[i:i+511] &lt;= DTYPE(INT16)PCORE(4)[0:3].THREAD[0:15].example::z[0:7];</text:p>
      <text:p text:style-name="P60"><text:s text:c="3"/>}</text:p>
      <text:p text:style-name="P60"><text:s text:c="3"/>// The job is all submitted at this point but not necessarily executed yet.</text:p>
      <text:p text:style-name="P60"><text:s text:c="3"/>ztaJobDone(0);</text:p>
      <text:p text:style-name="P60"><text:s text:c="3"/>// Wait for ztachip to indicate that the execution is completed.</text:p>
      <text:p text:style-name="P60"><text:s text:c="3"/>while(!ztaReadResponse(&amp;resp));</text:p>
      <text:p text:style-name="P60">}</text:p>
      <text:p text:style-name="P70"/>
      <text:p text:style-name="P5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5"/>
      <text:p text:style-name="P44"/>
      <text:p text:style-name="P69"/>
      <text:h text:style-name="P104" text:outline-level="2">Example running dual tensor-threads</text:h>
      <text:p text:style-name="Text_20_body">This example also performs vector addition like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55">There are 2 components: </text:p>
      <text:list xml:id="list43471968" text:continue-numbering="true" text:style-name="L11">
        <text:list-item>
          <text:p text:style-name="P113">tensor program implemented in example.m</text:p>
        </text:list-item>
        <text:list-item>
          <text:p text:style-name="P113">pcore program implemented in example.p</text:p>
        </text:list-item>
      </text:list>
      <text:p text:style-name="P55"/>
      <text:h text:style-name="Heading_20_3" text:outline-level="3">example.m</text:h>
      <text:p text:style-name="P60">// This file contains the pcore binary image generated when example.p being compiled.</text:p>
      <text:p text:style-name="P60">#include “example.p.img” </text:p>
      <text:p text:style-name="P60"/>
      <text:p text:style-name="P60">typedef struct {</text:p>
      <text:p text:style-name="P60"><text:s text:c="3"/>int16_t *x;</text:p>
      <text:p text:style-name="P60"><text:s text:c="3"/>int16_t *y;</text:p>
      <text:p text:style-name="P60"><text:s text:c="3"/>int16_t *z;</text:p>
      <text:p text:style-name="P60"><text:s text:c="3"/>int len;</text:p>
      <text:p text:style-name="P60">} REQUEST; </text:p>
      <text:p text:style-name="P60"/>
      <text:p text:style-name="P60">void do_vector_add(int16_t *x,int16_t *y,int16_t *z,int len) {</text:p>
      <text:p text:style-name="P60"><text:s text:c="3"/>REQUEST req = {x,y,z,len};</text:p>
      <text:p text:style-name="P60"><text:s text:c="3"/>// Load pcore binary image</text:p>
      <text:p text:style-name="P60"><text:s text:c="3"/>ztaInitPcore(zta_pcore_img);</text:p>
      <text:p text:style-name="P77"><text:s text:c="3"/>// Launch dual threads with each emitting tensor instructions to one of the 2 tensor-threads</text:p>
      <text:p text:style-name="P60"><text:s text:c="3"/>ztaDualHartExecute(thread_entry_point,&amp;req);</text:p>
      <text:p text:style-name="P60"><text:s text:c="3"/>// The job is all submitted at this point but not necessarily executed yet.</text:p>
      <text:p text:style-name="P60"><text:s text:c="3"/>ztaJobDone(_req_id);</text:p>
      <text:p text:style-name="P60"><text:s text:c="3"/>// Wait for ztachip to indicate that the execution is completed.</text:p>
      <text:p text:style-name="P60"><text:s text:c="3"/>while(!ztaReadResponse(&amp;resp));</text:p>
      <text:p text:style-name="P60">}</text:p>
      <text:p text:style-name="P60"/>
      <text:p text:style-name="P60">// Thread entry function. We have 2 threads matching the 2 tensor threads.</text:p>
      <text:p text:style-name="P60">void thread_entry_point(void *p,int pid) {</text:p>
      <text:p text:style-name="P60"><text:s text:c="3"/>REQUEST *req=(REQUEST *)p;</text:p>
      <text:p text:style-name="P60"><text:s text:c="3"/>// First thread takes the first half of vector, second thread takes bottom half</text:p>
      <text:p text:style-name="P60"><text:soft-page-break/><text:s text:c="3"/>for(i=(pid==0)?0:req-&gt;len/2;i &lt; (pid==0)?req-&gt;len/2:req-&gt;len;i += 512) {</text:p>
      <text:p text:style-name="P60"><text:s text:c="6"/>// Load x,y tensors from DDR memory to pcore memory space</text:p>
      <text:p text:style-name="P60"><text:s text:c="6"/>&gt;DTYPE(INT16)PCORE(4)[0:3].THREAD[0:15].example::x[0:7] &lt;= DTYPE(INT16)DDR(x)[i:i+511];</text:p>
      <text:p text:style-name="P60"><text:s text:c="6"/>&gt;DTYPE(INT16)PCORE(4)[0:3].THREAD[0:15].example::y[0:7] &lt;= DTYPE(INT16)DDR(y)[i:i+511];</text:p>
      <text:p text:style-name="P60"><text:s text:c="6"/>// Execute tensor operator example::add</text:p>
      <text:p text:style-name="P60"><text:s text:c="6"/>&gt;EXE_LOCKSTEP(example::add);</text:p>
      <text:p text:style-name="P60"><text:s text:c="6"/>// Yield control for the other thread to take control</text:p>
      <text:p text:style-name="P60"><text:s text:c="6"/>ztaTaskYield();</text:p>
      <text:p text:style-name="P60"><text:s text:c="6"/>// Save result tensor z from pcore memory space to DDR memory. </text:p>
      <text:p text:style-name="P60"><text:s text:c="6"/>// First thread saves first half of vector result, second thread saves bottom half of vector result</text:p>
      <text:p text:style-name="P60"><text:s text:c="6"/>&gt;DTYPE(INT16)DDR(z,(pid==0)?req-&gt;len/2:req-&gt;len)[i:i+511] &lt;= </text:p>
      <text:p text:style-name="P60"><text:s text:c="6"/>&gt;DTYPE(INT16)PCORE(4)[0:3].THREAD[0:15].example::z[0:7];</text:p>
      <text:p text:style-name="P60"><text:s text:c="3"/>}</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6"><text:line-break/></text:p>
      <text:h text:style-name="P104" text:outline-level="2">Example of using tensor data-remap function.</text:h>
      <text:p text:style-name="Text_20_body"/>
      <text:p text:style-name="Text_20_body">This example also performs vector addition like previous examples. However, we also divide the result by 3. The division step is performed by tensor data-remapping. </text:p>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 Remap function. Divide input by 2</text:p>
      <text:p text:style-name="P60">int16_t remap_func(int16_t in,void *,uint32_t,uint32_t) {</text:p>
      <text:p text:style-name="P60"><text:s text:c="3"/>return in/3;</text:p>
      <text:p text:style-name="P60">}</text:p>
      <text:p text:style-name="P60"/>
      <text:p text:style-name="P60">void do_vector_add(int16_t *x,int16_t *y,int16_t *z,int len) {</text:p>
      <text:p text:style-name="P60"><text:s text:c="3"/>uint32_t resp;</text:p>
      <text:p text:style-name="P60"><text:s text:c="3"/>void *lookup;</text:p>
      <text:p text:style-name="P60"><text:s text:c="3"/>// Load pcore binary image </text:p>
      <text:p text:style-name="P60"><text:s text:c="3"/>ztaInitPcore(zta_pcore_img);</text:p>
      <text:p text:style-name="P60"><text:s text:c="3"/>// Build lookup table </text:p>
      <text:p text:style-name="P77"><text:s text:c="3"/>lookup=ztaBuildSpuBundle(1,remap_func,0,0,0);</text:p>
      <text:p text:style-name="P77"><text:s text:c="3"/>// Load lookup table</text:p>
      <text:p text:style-name="P77"><text:s text:c="3"/>ztaInitStream(lookup);</text:p>
      <text:p text:style-name="P77"/>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 Also performing data-remapping of the result using REMAP directive.</text:p>
      <text:p text:style-name="P60"><text:s text:c="6"/>DTYPE(INT16)DDR(z,len)[i:i+511] &lt;= REMAP(0)DTYPE(INT16)PCORE(4)[0:3].THREAD[0:15].example::z[0:7];</text:p>
      <text:p text:style-name="P60"><text:s text:c="3"/>}</text:p>
      <text:p text:style-name="P60"><text:s text:c="3"/>// The job is all submitted at this point but not necessarily executed yet.</text:p>
      <text:p text:style-name="P60"><text:s text:c="3"/>ztaJobDone(0);</text:p>
      <text:p text:style-name="P60"><text:soft-page-break/><text:s text:c="3"/>// Wait for ztachip to indicate that the execution is completed.</text:p>
      <text:p text:style-name="P60"><text:s text:c="3"/>while(!ztaReadResponse(&amp;resp));</text:p>
      <text:p text:style-name="P60"><text:s text:c="3"/>ztaFreeSharedMem(lookup);</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60"/>
      <text:h text:style-name="P104"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2-11-23T23:23:24.13</dc:date>
    <dc:creator>vuong nguyen</dc:creator>
    <meta:editing-duration>P7DT10H57M16S</meta:editing-duration>
    <meta:editing-cycles>212</meta:editing-cycles>
    <meta:generator>OpenOffice/4.1.11$Win32 OpenOffice.org_project/4111m1$Build-9808</meta:generator>
    <meta:document-statistic meta:table-count="14" meta:image-count="0" meta:object-count="0" meta:page-count="51" meta:paragraph-count="1067" meta:word-count="8758" meta:character-count="62479"/>
  </office:meta>
</office:document-meta>
</file>